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aruda" svg:font-family="Garuda"/>
    <style:font-face style:name="Kinnari" svg:font-family="Kinnari"/>
    <style:font-face style:name="Kinnari1" svg:font-family="Kinna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0b9" officeooo:paragraph-rsid="0016d0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(จบ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aruda" svg:font-family="Garuda"/>
    <style:font-face style:name="Kinnari" svg:font-family="Kinnari"/>
    <style:font-face style:name="Kinnari1" svg:font-family="Kinna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innari1" style:font-size-complex="12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innari1" style:font-size-complex="12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Garuda" style:font-family-complex="Garud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Kinnari" style:font-family-complex="Kinnari" style:font-size-complex="16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Kinnari" style:font-family-complex="Kinnar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" style:font-family-complex="Kinnari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16:18:38.261672014</meta:creation-date>
    <meta:editing-cycles>0</meta:editing-cycles>
    <meta:editing-duration>P0D</meta:editing-duration>
    <meta:generator>LibreOffice/24.2.4.2$Linux_X86_64 LibreOffice_project/420$Build-2</meta:generator>
    <meta:document-statistic meta:table-count="0" meta:image-count="0" meta:object-count="0" meta:page-count="1" meta:paragraph-count="1" meta:word-count="3" meta:character-count="4" meta:non-whitespace-character-count="4"/>
  </office:meta>
</office:document-meta>
</file>